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style:font-name="Roboto Mono" fo:font-size="8pt" style:font-name-asian="Roboto Mono1" style:font-size-asian="8pt" style:font-name-complex="Roboto Mono1" style:font-size-complex="8pt"/>
    </style:style>
    <style:style style:name="P2" style:family="paragraph" style:parent-style-name="Standard">
      <style:text-properties style:font-name="Roboto Mono" fo:font-size="10pt" style:font-name-asian="Roboto Mono1" style:font-size-asian="10pt" style:font-name-complex="Roboto Mono1" style:font-size-complex="10pt"/>
    </style:style>
    <style:style style:name="P3" style:family="paragraph" style:parent-style-name="Standard">
      <style:text-properties style:font-name="Roboto Mono" fo:font-size="8pt" style:font-name-asian="Roboto Mono1" style:font-size-asian="8pt" style:font-name-complex="Roboto Mono1" style:font-size-complex="8pt"/>
    </style:style>
    <style:style style:name="P4" style:family="paragraph" style:parent-style-name="Standard">
      <style:paragraph-properties fo:margin-top="0.1665in" fo:margin-bottom="0.1665in" loext:contextual-spacing="false" fo:line-height="100%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" style:family="paragraph" style:parent-style-name="Standard" style:master-page-name="Standard">
      <style:paragraph-properties style:page-number="1"/>
    </style:style>
    <style:style style:name="T1" style:family="text">
      <style:text-properties style:font-name="Roboto Mono" fo:font-size="8pt" style:font-name-asian="Roboto Mono1" style:font-size-asian="8pt" style:font-name-complex="Roboto Mono1" style:font-size-complex="8pt"/>
    </style:style>
    <style:style style:name="T2" style:family="text">
      <style:text-properties style:font-name="Roboto Mono" fo:font-size="13pt" fo:font-weight="bold" style:font-name-asian="Roboto Mono1" style:font-size-asian="13pt" style:font-weight-asian="bold" style:font-name-complex="Roboto Mono1" style:font-size-complex="13pt"/>
    </style:style>
    <style:style style:name="T3" style:family="text">
      <style:text-properties style:font-name="Roboto Mono" fo:font-size="10pt" style:font-name-asian="Roboto Mono1" style:font-size-asian="10pt" style:font-name-complex="Roboto Mono1" style:font-size-complex="10pt"/>
    </style:style>
    <style:style style:name="T4" style:family="text">
      <style:text-properties style:font-name="Roboto Mono" fo:font-size="8pt" style:font-name-asian="Roboto Mono1" style:font-size-asian="8pt" style:font-name-complex="Roboto Mono1" style:font-size-complex="8pt"/>
    </style:style>
    <style:style style:name="T5" style:family="text">
      <style:text-properties style:font-name="Roboto Mono" fo:font-size="8pt" fo:font-weight="bold" style:font-name-asian="Roboto Mono1" style:font-size-asian="8pt" style:font-weight-asian="bold" style:font-name-complex="Roboto Mono1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188038" style:font-name="Roboto Mono" fo:font-size="8pt" style:font-name-asian="Roboto Mono1" style:font-size-asian="8pt" style:font-name-complex="Roboto Mono1" style:font-size-complex="8pt"/>
    </style:style>
  </office:automatic-styles>
  <office:body>
    <office:text text:use-soft-page-breaks="true">
      <text:tracked-changes text:track-changes="false">
        <text:changed-region xml:id="ct24775424" text:id="ct24775424">
          <text:format-change>
            <office:change-info>
              <dc:creator>JOLLUX</dc:creator>
              <dc:date>2024-09-08T15:22:40</dc:date>
            </office:change-info>
          </text:format-change>
        </text:changed-region>
        <text:changed-region xml:id="ct24744560" text:id="ct24744560">
          <text:format-change>
            <office:change-info>
              <dc:creator>JOLLUX</dc:creator>
              <dc:date>2024-09-08T15:22:18</dc:date>
            </office:change-info>
          </text:format-change>
        </text:changed-region>
        <text:changed-region xml:id="ct24748096" text:id="ct24748096">
          <text:format-change>
            <office:change-info>
              <dc:creator>JOLLUX</dc:creator>
              <dc:date>2024-09-08T15:22:18</dc:date>
            </office:change-info>
          </text:format-change>
        </text:changed-region>
        <text:changed-region xml:id="ct24748688" text:id="ct24748688">
          <text:format-change>
            <office:change-info>
              <dc:creator>JOLLUX</dc:creator>
              <dc:date>2024-09-08T15:22:18</dc:date>
            </office:change-info>
          </text:format-change>
        </text:changed-region>
        <text:changed-region xml:id="ct24941376" text:id="ct24941376">
          <text:insertion>
            <office:change-info>
              <dc:creator>JOLLUX</dc:creator>
              <dc:date>2024-09-08T15:26:50</dc:date>
            </office:change-info>
          </text:insertion>
        </text:changed-region>
        <text:changed-region xml:id="ct24752336" text:id="ct24752336">
          <text:insertion>
            <office:change-info>
              <dc:creator>JOLLUX</dc:creator>
              <dc:date>2024-09-08T15:25:31</dc:date>
            </office:change-info>
          </text:insertion>
        </text:changed-region>
        <text:changed-region xml:id="ct24751216" text:id="ct24751216">
          <text:UnknownChange>
            <office:change-info>
              <dc:creator>JOLLUX</dc:creator>
              <dc:date>2024-09-08T15:25:31</dc:date>
            </office:change-info>
          </text:UnknownChange>
        </text:changed-region>
        <text:changed-region xml:id="ct25025168" text:id="ct25025168">
          <text:insertion>
            <office:change-info>
              <dc:creator>JOLLUX</dc:creator>
              <dc:date>2024-09-08T15:25:31</dc:date>
            </office:change-info>
          </text:insertion>
        </text:changed-region>
        <text:changed-region xml:id="ct24754672" text:id="ct24754672">
          <text:UnknownChange>
            <office:change-info>
              <dc:creator>JOLLUX</dc:creator>
              <dc:date>2024-09-08T15:25:31</dc:date>
            </office:change-info>
          </text:UnknownChange>
        </text:changed-region>
        <text:changed-region xml:id="ct24755760" text:id="ct24755760">
          <text:insertion>
            <office:change-info>
              <dc:creator>JOLLUX</dc:creator>
              <dc:date>2024-09-08T15:25:31</dc:date>
            </office:change-info>
          </text:insertion>
        </text:changed-region>
        <text:changed-region xml:id="ct24751440" text:id="ct24751440">
          <text:UnknownChange>
            <office:change-info>
              <dc:creator>JOLLUX</dc:creator>
              <dc:date>2024-09-08T15:25:31</dc:date>
            </office:change-info>
          </text:UnknownChange>
        </text:changed-region>
        <text:changed-region xml:id="ct24755984" text:id="ct24755984">
          <text:deletion>
            <office:change-info>
              <dc:creator>JOLLUX</dc:creator>
              <dc:date>2024-09-08T15:25:31</dc:date>
            </office:change-info>
            <text:p text:style-name="Standard"><text:span text:style-name="T1"/></text:p>
            <text:p text:style-name="P1"/>
          </text:deletion>
        </text:changed-region>
        <text:changed-region xml:id="ct24748912" text:id="ct24748912">
          <text:insertion>
            <office:change-info>
              <dc:creator>JOLLUX</dc:creator>
              <dc:date>2024-09-08T15:29:43</dc:date>
            </office:change-info>
          </text:insertion>
        </text:changed-region>
        <text:changed-region xml:id="ct24723456" text:id="ct24723456">
          <text:UnknownChange>
            <office:change-info>
              <dc:creator>JOLLUX</dc:creator>
              <dc:date>2024-09-08T15:25:31</dc:date>
            </office:change-info>
          </text:Unknown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change-start text:change-id="ct24775424"/><text:span text:style-name="T2">fprime.c</text:span><text:change-end text:change-id="ct24775424"/></text:p>
      <text:p text:style-name="P2"/>
      <text:p text:style-name="Standard"><text:span text:style-name="T3">La scomposizione in fattori primi di 60 è 2*2*3*5.</text:span></text:p>
      <text:p text:style-name="P2"/>
      <text:p text:style-name="Standard"><text:span text:style-name="T3">#include &lt;stdio.h&gt;</text:span></text:p>
      <text:p text:style-name="Standard"><text:span text:style-name="T3">#include &lt;stdlib.h&gt;</text:span></text:p>
      <text:p text:style-name="P2"/>
      <text:p text:style-name="Standard"><text:span text:style-name="T3">int<text:tab/>main(int argc, char *argv[])</text:span></text:p>
      <text:p text:style-name="Standard"><text:span text:style-name="T3">{</text:span></text:p>
      <text:p text:style-name="Standard"><text:span text:style-name="T3"><text:tab/>int<text:tab/>i;</text:span></text:p>
      <text:p text:style-name="Standard"><text:span text:style-name="T3"><text:tab/>int<text:tab/>number;</text:span></text:p>
      <text:p text:style-name="P2"/>
      <text:p text:style-name="Standard"><text:span text:style-name="T3"><text:tab/>if (argc == 2)</text:span></text:p>
      <text:p text:style-name="Standard"><text:span text:style-name="T3"><text:tab/>{</text:span></text:p>
      <text:p text:style-name="Standard"><text:span text:style-name="T3"><text:s text:c="4"/><text:tab/><text:tab/>i = 1;</text:span></text:p>
      <text:p text:style-name="Standard"><text:span text:style-name="T3"><text:s text:c="4"/><text:tab/><text:tab/>number = atoi(argv[1]);</text:span></text:p>
      <text:p text:style-name="Standard"><text:span text:style-name="T3"><text:s text:c="4"/><text:tab/><text:tab/>if (number == 1)</text:span></text:p>
      <text:p text:style-name="Standard"><text:span text:style-name="T3"><text:s text:c="8"/><text:tab/><text:tab/><text:tab/>printf("1");</text:span></text:p>
      <text:p text:style-name="Standard"><text:span text:style-name="T3"><text:s text:c="4"/><text:tab/><text:tab/>while (number &gt;= ++i)</text:span></text:p>
      <text:p text:style-name="Standard"><text:span text:style-name="T3"><text:s text:c="4"/><text:tab/><text:tab/>{</text:span></text:p>
      <text:p text:style-name="Standard"><text:span text:style-name="T3"><text:s text:c="8"/><text:tab/><text:tab/><text:tab/>if (number % i == 0)</text:span></text:p>
      <text:p text:style-name="Standard"><text:span text:style-name="T3"><text:s text:c="8"/><text:tab/><text:tab/><text:tab/>{</text:span></text:p>
      <text:p text:style-name="Standard"><text:span text:style-name="T3"><text:s text:c="12"/><text:tab/><text:tab/><text:tab/>printf("%d", i);</text:span></text:p>
      <text:p text:style-name="Standard"><text:span text:style-name="T3"><text:s text:c="12"/><text:tab/><text:tab/><text:tab/>if (number == i)</text:span></text:p>
      <text:p text:style-name="Standard"><text:span text:style-name="T3"><text:s text:c="16"/><text:tab/><text:tab/><text:tab/><text:tab/>break ;</text:span></text:p>
      <text:p text:style-name="Standard"><text:soft-page-break/><text:span text:style-name="T3"><text:s text:c="12"/><text:tab/><text:tab/><text:tab/>printf("*");</text:span></text:p>
      <text:p text:style-name="Standard"><text:span text:style-name="T3"><text:s text:c="12"/><text:tab/><text:tab/><text:tab/>number /= i;</text:span></text:p>
      <text:p text:style-name="Standard"><text:span text:style-name="T3"><text:s text:c="12"/><text:tab/><text:tab/><text:tab/>i = 1;</text:span></text:p>
      <text:p text:style-name="Standard"><text:span text:style-name="T3"><text:s text:c="8"/><text:tab/><text:tab/><text:tab/>}</text:span></text:p>
      <text:p text:style-name="Standard"><text:span text:style-name="T3"><text:s text:c="4"/><text:tab/><text:tab/>}</text:span></text:p>
      <text:p text:style-name="Standard"><text:span text:style-name="T3"><text:tab/>}</text:span></text:p>
      <text:p text:style-name="Standard"><text:span text:style-name="T3"><text:tab/>printf("\n");</text:span></text:p>
      <text:p text:style-name="Standard"><text:span text:style-name="T3"><text:tab/>return (0);</text:span></text:p>
      <text:p text:style-name="Standard"><text:span text:style-name="T3">}</text:span></text:p>
      <text:p text:style-name="P4"><text:span text:style-name="T1">Consideriamo l'input </text:span><text:span text:style-name="T7">60</text:span><text:span text:style-name="T1">. Il processo di scomposizione avviene così:</text:span></text:p>
      <text:list xml:id="list714776809" text:style-name="WWNum1">
        <text:list-item>
          <text:p text:style-name="P5"><text:span text:style-name="T5">Inizio</text:span><text:span text:style-name="T1">: </text:span><text:span text:style-name="T7">number = 60</text:span><text:span text:style-name="T1">, </text:span><text:span text:style-name="T7">i = 1</text:span><text:span text:style-name="T1">.</text:span></text:p>
        </text:list-item>
        <text:list-item>
          <text:p text:style-name="P6"><text:span text:style-name="T5">i = 2</text:span><text:span text:style-name="T1">: </text:span><text:span text:style-name="T7">60 % 2 == 0</text:span><text:span text:style-name="T1">, quindi 2 è un fattore primo. Stampa </text:span><text:span text:style-name="T7">2</text:span><text:span text:style-name="T1">, aggiorna </text:span><text:span text:style-name="T7">number</text:span><text:span text:style-name="T1"> a </text:span><text:span text:style-name="T7">30</text:span><text:span text:style-name="T1"> e riprende con </text:span><text:span text:style-name="T7">i = 1</text:span><text:span text:style-name="T1">.</text:span></text:p>
        </text:list-item>
        <text:list-item>
          <text:p text:style-name="P6"><text:span text:style-name="T5">i = 2</text:span><text:span text:style-name="T1">: </text:span><text:span text:style-name="T7">30 % 2 == 0</text:span><text:span text:style-name="T1">, quindi 2 è ancora un fattore primo. Stampa </text:span><text:span text:style-name="T7">2</text:span><text:span text:style-name="T1">, aggiorna </text:span><text:span text:style-name="T7">number</text:span><text:span text:style-name="T1"> a </text:span><text:span text:style-name="T7">15</text:span><text:span text:style-name="T1"> e riprende con </text:span><text:span text:style-name="T7">i = 1</text:span><text:span text:style-name="T1">.</text:span></text:p>
        </text:list-item>
        <text:list-item>
          <text:p text:style-name="P6"><text:span text:style-name="T5">i = 3</text:span><text:span text:style-name="T1">: </text:span><text:span text:style-name="T7">15 % 3 == 0</text:span><text:span text:style-name="T1">, quindi 3 è un fattore primo. Stampa </text:span><text:span text:style-name="T7">3</text:span><text:span text:style-name="T1">, aggiorna </text:span><text:span text:style-name="T7">number</text:span><text:span text:style-name="T1"> a </text:span><text:span text:style-name="T7">5</text:span><text:span text:style-name="T1"> e riprende con </text:span><text:span text:style-name="T7">i = 1</text:span><text:span text:style-name="T1">.</text:span></text:p>
        </text:list-item>
        <text:list-item>
          <text:p text:style-name="P7"><text:span text:style-name="T5">i = 5</text:span><text:span text:style-name="T1">: </text:span><text:span text:style-name="T7">5 % 5 == 0</text:span><text:span text:style-name="T1">, quindi 5 è un fattore primo. Stampa </text:span><text:span text:style-name="T7">5</text:span><text:span text:style-name="T1">, e poiché </text:span><text:span text:style-name="T7">number</text:span><text:span text:style-name="T1"> ora è uguale </text:span><text:change-start text:change-id="ct24744560"/><text:span text:style-name="T1">a </text:span><text:change-end text:change-id="ct24744560"/><text:change-start text:change-id="ct24748096"/><text:span text:style-name="T7">i</text:span><text:change-end text:change-id="ct24748096"/><text:change-start text:change-id="ct24748688"/><text:span text:style-name="T1">,</text:span><text:change-end text:change-id="ct24748688"/><text:span text:style-name="T1"> il ciclo termina.</text:span></text:p>
        </text:list-item>
      </text:list>
      <text:p text:style-name="P4"><text:span text:style-name="T1">Il risultato finale sarà </text:span><text:span text:style-name="T7">2*2*3*5</text:span><text:span text:style-name="T1">.</text:span><text:change-start text:change-id="ct24941376"/></text:p>
      <text:p text:style-name="P4"><text:span text:style-name="T1">flood_fill.c</text:span></text:p>
      <text:p text:style-name="Standard"><text:change-end text:change-id="ct24941376"/><text:change-start text:change-id="ct24752336"/><text:change-start text:change-id="ct24751216"/><text:span text:style-name="T1">riempimento ricorsivo a partire dal punto iniziale, sostituendo tutti i caratteri adiacenti che sono uguali al carattere iniziale con il carattere </text:span><text:change-end text:change-id="ct24752336"/><text:change-end text:change-id="ct24751216"/><text:change-start text:change-id="ct25025168"/><text:change-start text:change-id="ct24754672"/><text:span text:style-name="T1">'F'</text:span><text:change-end text:change-id="ct25025168"/><text:change-end text:change-id="ct24754672"/><text:change-start text:change-id="ct24755760"/><text:change-start text:change-id="ct24751440"/><text:span text:style-name="T1">. Questo riempimento avviene solo orizzontalmente e verticalmente</text:span><text:change-end text:change-id="ct24755760"/><text:change-end text:change-id="ct24751440"/><text:change text:change-id="ct24755984"/><text:change-start text:change-id="ct24748912"/></text:p>
      <text:p text:style-name="Standard"><text:span text:style-name="T1">#ifndef T_POINT_FLOOD_FILL</text:span></text:p>
      <text:p text:style-name="Standard"><text:span text:style-name="T1"># define T_POINT_FLOOD_FILL</text:span></text:p>
      <text:p text:style-name="P1"/>
      <text:p text:style-name="Standard"><text:span text:style-name="T1">typedef struct <text:tab/>s_point {</text:span></text:p>
      <text:p text:style-name="Standard"><text:span text:style-name="T1"><text:tab/>int <text:s text:c="4"/><text:tab/>x; <text:s text:c="11"/><text:tab/>// x : Width <text:s/>| x-axis</text:span></text:p>
      <text:p text:style-name="Standard"><text:span text:style-name="T1"><text:tab/>int <text:s text:c="4"/><text:tab/>y; <text:s text:c="11"/><text:tab/>// y : Height | y-axis</text:span></text:p>
      <text:p text:style-name="Standard"><text:span text:style-name="T1">} <text:s text:c="12"/><text:tab/>t_point;</text:span></text:p>
      <text:p text:style-name="P1"><text:soft-page-break/></text:p>
      <text:p text:style-name="Standard"><text:span text:style-name="T1">#endif</text:span></text:p>
      <text:p text:style-name="P1"/>
      <text:p text:style-name="P1"/>
      <text:p text:style-name="Standard"><text:span text:style-name="T1">typedef struct<text:tab/>s_point</text:span></text:p>
      <text:p text:style-name="Standard"><text:span text:style-name="T1">{</text:span></text:p>
      <text:p text:style-name="Standard"><text:span text:style-name="T1"><text:tab/>int x;</text:span></text:p>
      <text:p text:style-name="Standard"><text:span text:style-name="T1"><text:tab/>int y;</text:span></text:p>
      <text:p text:style-name="Standard"><text:span text:style-name="T1">} t_point;</text:span></text:p>
      <text:p text:style-name="P1"/>
      <text:p text:style-name="Standard"><text:span text:style-name="T1">void<text:tab/>fill(char **tab, t_point size, t_point cur, char to_fill)</text:span></text:p>
      <text:p text:style-name="Standard"><text:span text:style-name="T1">{</text:span></text:p>
      <text:p text:style-name="Standard"><text:span text:style-name="T1"><text:tab/>if (cur.y &lt; 0 || cur.y &gt;= size.y || cur.x &lt; 0 || cur.x &gt;= size.x || tab[cur.y][cur.x] != to_fill)</text:span></text:p>
      <text:p text:style-name="Standard"><text:span text:style-name="T1"><text:s text:c="4"/><text:tab/>return;</text:span></text:p>
      <text:p text:style-name="Standard"><text:span text:style-name="T1"><text:tab/>tab[cur.y][cur.x] = 'F';</text:span></text:p>
      <text:p text:style-name="Standard"><text:span text:style-name="T1"><text:tab/>fill(tab, size, (t_point){cur.x - 1, cur.y}, to_fill);</text:span></text:p>
      <text:p text:style-name="Standard"><text:span text:style-name="T1"><text:tab/>fill(tab, size, (t_point){cur.x + 1, cur.y}, to_fill);</text:span></text:p>
      <text:p text:style-name="Standard"><text:span text:style-name="T1"><text:tab/>fill(tab, size, (t_point){cur.x, cur.y - 1}, to_fill);</text:span></text:p>
      <text:p text:style-name="Standard"><text:span text:style-name="T1"><text:tab/>fill(tab, size, (t_point){cur.x, cur.y + 1}, to_fill);</text:span></text:p>
      <text:p text:style-name="Standard"><text:span text:style-name="T1">}</text:span></text:p>
      <text:p text:style-name="P1"/>
      <text:p text:style-name="Standard"><text:span text:style-name="T1">void<text:tab/>flood_fill(char **tab, t_point size, t_point begin)</text:span></text:p>
      <text:p text:style-name="Standard"><text:span text:style-name="T1">{</text:span></text:p>
      <text:p text:style-name="Standard"><text:span text:style-name="T1"><text:tab/>fill(tab, size, begin, tab[begin.y][begin.x]);</text:span></text:p>
      <text:p text:style-name="Standard"><text:change-start text:change-id="ct24723456"/><text:span text:style-name="T1">}</text:span><text:change-end text:change-id="ct24748912"/><text:change-end text:change-id="ct247234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 Mono" fo:font-family="'Roboto Mono'" style:font-family-generic="roman" style:font-pitch="variable" fo:font-size="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5" meta:word-count="350" meta:character-count="2088" meta:non-whitespace-character-count="1561"/>
    <meta:generator>LibreOfficeDev/6.0.5.2$Linux_X86_64 LibreOffice_project/</meta:generator>
  </office:meta>
</office:document-meta>
</file>